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asian="Times New Roman" style:letter-kerning="true" fo:font-size="12pt" style:font-size-asian="12pt" style:font-size-complex="12pt"/>
    </style:style>
    <style:style style:name="T6" style:parent-style-name="st" style:family="text">
      <style:text-properties style:font-name="Times New Roman"/>
    </style:style>
    <style:style style:name="TableColumn8" style:family="table-column">
      <style:table-column-properties style:column-width="1.6437in" style:use-optimal-column-width="false"/>
    </style:style>
    <style:style style:name="TableColumn9" style:family="table-column">
      <style:table-column-properties style:column-width="1.2333in" style:use-optimal-column-width="false"/>
    </style:style>
    <style:style style:name="TableColumn10" style:family="table-column">
      <style:table-column-properties style:column-width="0.9972in" style:use-optimal-column-width="false"/>
    </style:style>
    <style:style style:name="TableColumn11" style:family="table-column">
      <style:table-column-properties style:column-width="1.125in" style:use-optimal-column-width="false"/>
    </style:style>
    <style:style style:name="TableColumn12" style:family="table-column">
      <style:table-column-properties style:column-width="1.25in" style:use-optimal-column-width="false"/>
    </style:style>
    <style:style style:name="TableColumn13" style:family="table-column">
      <style:table-column-properties style:column-width="1.1875in" style:use-optimal-column-width="false"/>
    </style:style>
    <style:style style:name="TableColumn14" style:family="table-column">
      <style:table-column-properties style:column-width="1.0625in" style:use-optimal-column-width="false"/>
    </style:style>
    <style:style style:name="TableColumn15" style:family="table-column">
      <style:table-column-properties style:column-width="1.25in" style:use-optimal-column-width="false"/>
    </style:style>
    <style:style style:name="Table7" style:family="table">
      <style:table-properties style:width="9.7493in" style:rel-width="108.46%" fo:margin-left="-0.0055in" table:align="left"/>
    </style:style>
    <style:style style:name="TableRow16" style:family="table-row">
      <style:table-row-properties style:min-row-height="0.3437in" style:use-optimal-row-height="false"/>
    </style:style>
    <style:style style:name="TableCell17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1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6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2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35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3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Row37" style:family="table-row">
      <style:table-row-properties style:min-row-height="0.6687in" style:use-optimal-row-height="false"/>
    </style:style>
    <style:style style:name="P3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ableCell40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4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4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ableCell52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5" style:parent-style-name="st" style:family="text">
      <style:text-properties style:font-name="Times New Roman"/>
    </style:style>
    <style:style style:name="TableCell56" style:family="table-cell">
      <style:table-cell-properties fo:border="0.0104in solid #000000" fo:background-color="#D9D9D9" style:writing-mode="lr-tb" style:vertical-align="middle" fo:padding-top="0.052in" fo:padding-left="0.052in" fo:padding-bottom="0.052in" fo:padding-right="0.052in"/>
    </style:style>
    <style:style style:name="P5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5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59" style:parent-style-name="st" style:family="text">
      <style:text-properties style:font-name="Times New Roman"/>
    </style:style>
    <style:style style:name="TableRow60" style:family="table-row">
      <style:table-row-properties style:min-row-height="0.6687in" style:use-optimal-row-height="false"/>
    </style:style>
    <style:style style:name="TableCell6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6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6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6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7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7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8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8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9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0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0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1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2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2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3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3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3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3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4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5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5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5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6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6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7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5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1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87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18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8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6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19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19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19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0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09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11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21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1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1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2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2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2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2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34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23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3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3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4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4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4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4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4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5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5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57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6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26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6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6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66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6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68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6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7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7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7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3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2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8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28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9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9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9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9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9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29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29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29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0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0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0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0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12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1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1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1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2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3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2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7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2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2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3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3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3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36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3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38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3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4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34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44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45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4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4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4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0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52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4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5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8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5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0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6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6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67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</style:style>
    <style:style style:name="T36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369" style:parent-style-name="Hyperlink" style:family="text">
      <style:text-properties style:font-name="Times New Roman" style:font-name-asian="Times New Roman" style:font-name-complex="Times New Roman" fo:color="#000000" fo:font-size="12pt" style:font-size-asian="12pt" style:font-size-complex="12pt" style:text-underline-type="none"/>
    </style:style>
    <style:style style:name="TableCell37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7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3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P37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37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76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77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78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79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1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82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83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5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86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87" style:parent-style-name="Normal" style:family="paragraph">
      <style:paragraph-properties fo:text-align="center" fo:margin-top="0.052in" fo:margin-bottom="0.052in" fo:line-height="100%" fo:margin-right="0.052in"/>
    </style:style>
    <style:style style:name="T3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9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90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91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92" style:parent-style-name="Hyperlink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text-underline-type="none"/>
    </style:style>
    <style:style style:name="TableCell39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94" style:parent-style-name="Normal" style:family="paragraph">
      <style:paragraph-properties fo:text-align="center" fo:margin-top="0.052in" fo:margin-bottom="0.052in" fo:line-height="100%" fo:margin-left="0.052in" fo:margin-right="0.052in">
        <style:tab-stops/>
      </style:paragraph-properties>
    </style:style>
    <style:style style:name="T3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39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1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5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6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7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08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09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0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1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2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413" style:family="table-cell">
      <style:table-cell-properties fo:border="0.0104in solid #000000" style:writing-mode="lr-tb" fo:padding-top="0.052in" fo:padding-left="0.052in" fo:padding-bottom="0.052in" fo:padding-right="0.052in"/>
    </style:style>
    <style:style style:name="P414" style:parent-style-name="Normal" style:family="paragraph">
      <style:paragraph-properties fo:margin-top="0.052in" fo:margin-bottom="0.052in" fo:line-height="100%" fo:margin-left="0.052in" fo:margin-right="0.052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5" style:parent-style-name="Normal" style:family="paragraph">
      <style:text-properties style:font-name="Times New Roman" fo:font-weight="bold" style:font-weight-asian="bold" style:font-weight-complex="bold"/>
    </style:style>
    <style:style style:name="T416" style:parent-style-name="DefaultParagraphFont" style:family="text">
      <style:text-properties style:font-name="Times New Roman"/>
    </style:style>
    <style:style style:name="T417" style:parent-style-name="Hyperlink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T419" style:parent-style-name="st" style:family="text">
      <style:text-properties style:font-name="Times New Roman"/>
    </style:style>
    <style:style style:name="T420" style:parent-style-name="Hyperlink" style:family="text">
      <style:text-properties style:font-name="Times New Roman"/>
    </style:style>
    <style:style style:name="T421" style:parent-style-name="st" style:family="text">
      <style:text-properties style:font-name="Times New Roman"/>
    </style:style>
    <style:style style:name="T422" style:parent-style-name="st" style:family="text">
      <style:text-properties style:font-name="Times New Roman"/>
    </style:style>
    <style:style style:name="T423" style:parent-style-name="st" style:family="text">
      <style:text-properties style:font-name="Times New Roman"/>
    </style:style>
  </office:automatic-styles>
  <office:body>
    <office:text text:use-soft-page-breaks="true">
      <text:p text:style-name="P1"><text:span text:style-name="T2">Risk of bias in<text:s/></text:span><text:span text:style-name="T3">included trials</text:span><text:span text:style-name="T4">.</text:span><text:span text:style-name="T5"><text:s/>Items for each trial are based on the Cochrane Risk of Bias Tool* and summary determination across all trials is based on the Cochrane Handbook</text:span><text:span text:style-name="T6">†.</text:span></text:p>
      <text:p text:style-name="Normal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rows-spanned="2">
            <text:p text:style-name="P18"><text:span text:style-name="T19">Study</text:span></text:p>
          </table:table-cell>
          <table:table-cell table:style-name="TableCell20" table:number-rows-spanned="2">
            <text:p text:style-name="P21"><text:span text:style-name="T22">Summary risk and number of subjects</text:span></text:p>
          </table:table-cell>
          <table:table-cell table:style-name="TableCell23" table:number-columns-spanned="2">
            <text:p text:style-name="P24"><text:span text:style-name="T25">Selection bias</text:span></text:p>
          </table:table-cell>
          <table:covered-table-cell/>
          <table:table-cell table:style-name="TableCell26">
            <text:p text:style-name="P27"><text:span text:style-name="T28">Performance bias</text:span></text:p>
          </table:table-cell>
          <table:table-cell table:style-name="TableCell29">
            <text:p text:style-name="P30"><text:span text:style-name="T31">Detection bias</text:span></text:p>
          </table:table-cell>
          <table:table-cell table:style-name="TableCell32">
            <text:p text:style-name="P33"><text:span text:style-name="T34">Attrition bias</text:span></text:p>
          </table:table-cell>
          <table:table-cell table:style-name="TableCell35">
            <text:p text:style-name="P36">Reporting bias</text:p>
          </table:table-cell>
        </table:table-row>
        <table:table-row table:style-name="TableRow37">
          <table:covered-table-cell>
            <text:p text:style-name="P38"/>
          </table:covered-table-cell>
          <table:covered-table-cell>
            <text:p text:style-name="P39"/>
          </table:covered-table-cell>
          <table:table-cell table:style-name="TableCell40">
            <text:p text:style-name="P41"><text:span text:style-name="T42">Random sequence generation</text:span></text:p>
          </table:table-cell>
          <table:table-cell table:style-name="TableCell43">
            <text:p text:style-name="P44"><text:span text:style-name="T45">Allocation concealment</text:span></text:p>
          </table:table-cell>
          <table:table-cell table:style-name="TableCell46">
            <text:p text:style-name="P47"><text:span text:style-name="T48">Blinding of participants and personnel</text:span></text:p>
          </table:table-cell>
          <table:table-cell table:style-name="TableCell49">
            <text:p text:style-name="P50"><text:span text:style-name="T51">Blinding of outcome assessment</text:span></text:p>
          </table:table-cell>
          <table:table-cell table:style-name="TableCell52">
            <text:p text:style-name="P53"><text:span text:style-name="T54">Incomplete outcome data</text:span><text:span text:style-name="T55">‡</text:span></text:p>
          </table:table-cell>
          <table:table-cell table:style-name="TableCell56">
            <text:p text:style-name="P57"><text:span text:style-name="T58">Selective reporting</text:span><text:span text:style-name="T59">§</text:span></text:p>
          </table:table-cell>
        </table:table-row>
        <table:table-row table:style-name="TableRow60">
          <table:table-cell table:style-name="TableCell61">
            <text:p text:style-name="P62">Svoboda, 2007</text:p>
          </table:table-cell>
          <table:table-cell table:style-name="TableCell63">
            <text:p text:style-name="P64">High risk</text:p>
            <text:p text:style-name="P65"><text:span text:style-name="T66">72</text:span></text:p>
          </table:table-cell>
          <table:table-cell table:style-name="TableCell67">
            <text:p text:style-name="P68"><text:span text:style-name="T69">Low risk</text:span></text:p>
          </table:table-cell>
          <table:table-cell table:style-name="TableCell70">
            <text:p text:style-name="P71">Unclear risk</text:p>
          </table:table-cell>
          <table:table-cell table:style-name="TableCell72">
            <text:p text:style-name="P73">Unclear risk</text:p>
          </table:table-cell>
          <table:table-cell table:style-name="TableCell74">
            <text:p text:style-name="P75">Low risk</text:p>
          </table:table-cell>
          <table:table-cell table:style-name="TableCell76">
            <text:p text:style-name="P77">Low risk</text:p>
          </table:table-cell>
          <table:table-cell table:style-name="TableCell78">
            <text:p text:style-name="P79">High risk</text:p>
          </table:table-cell>
        </table:table-row>
        <table:table-row table:style-name="TableRow80">
          <table:table-cell table:style-name="TableCell81">
            <text:p text:style-name="P82"><text:span text:style-name="T83">Nobre, 2008</text:span><text:line-break/><text:a xlink:href="https://clinicaltrials.gov/ct2/show/study/NCT00250666" office:target-frame-name="_top" xlink:show="replace"><text:span text:style-name="T84">NCT00250666</text:span><text:line-break/></text:a></text:p>
          </table:table-cell>
          <table:table-cell table:style-name="TableCell85">
            <text:p text:style-name="P86"><text:span text:style-name="T87">High<text:s/></text:span><text:a xlink:href="http://openmetaanalysis.github.io/Sepsis-and-septic-shock-treatment-with-procalcitonin-guided-antibiotics/table-bias.html" office:target-frame-name="_top" xlink:show="replace"><text:span text:style-name="T88"><text:s/>risk</text:span></text:a></text:p>
            <text:p text:style-name="P89">79</text:p>
          </table:table-cell>
          <table:table-cell table:style-name="TableCell90">
            <text:p text:style-name="P91">Low risk</text:p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>High risk</text:p>
          </table:table-cell>
          <table:table-cell table:style-name="TableCell96">
            <text:p text:style-name="P97">High risk</text:p>
          </table:table-cell>
          <table:table-cell table:style-name="TableCell98">
            <text:p text:style-name="P99">Low risk</text:p>
          </table:table-cell>
          <table:table-cell table:style-name="TableCell100">
            <text:p text:style-name="P101">Low risk</text:p>
          </table:table-cell>
        </table:table-row>
        <table:table-row table:style-name="TableRow102">
          <table:table-cell table:style-name="TableCell103">
            <text:p text:style-name="P104">Schroeder, 2009</text:p>
          </table:table-cell>
          <table:table-cell table:style-name="TableCell105">
            <text:p text:style-name="P106">High risk</text:p>
            <text:p text:style-name="P107">27</text:p>
          </table:table-cell>
          <table:table-cell table:style-name="TableCell108">
            <text:p text:style-name="P109"><text:a xlink:href="http://openmetaanalysis.github.io/Sepsis-and-septic-shock-treatment-with-procalcitonin-guided-antibiotics/table-bias.html" office:target-frame-name="_top" xlink:show="replace"><text:span text:style-name="T110">Unclear risk</text:span></text:a></text:p>
          </table:table-cell>
          <table:table-cell table:style-name="TableCell111">
            <text:p text:style-name="P112"><text:a xlink:href="http://openmetaanalysis.github.io/Sepsis-and-septic-shock-treatment-with-procalcitonin-guided-antibiotics/table-bias.html" office:target-frame-name="_top" xlink:show="replace"><text:span text:style-name="T113">Unclear risk</text:span></text:a></text:p>
          </table:table-cell>
          <table:table-cell table:style-name="TableCell114">
            <text:p text:style-name="P115"><text:a xlink:href="http://openmetaanalysis.github.io/Sepsis-and-septic-shock-treatment-with-procalcitonin-guided-antibiotics/table-bias.html" office:target-frame-name="_top" xlink:show="replace"><text:span text:style-name="T116">Unclear risk</text:span></text:a></text:p>
          </table:table-cell>
          <table:table-cell table:style-name="TableCell117">
            <text:p text:style-name="P118"><text:span text:style-name="T119">Unclear</text:span><text:a xlink:href="http://openmetaanalysis.github.io/Sepsis-and-septic-shock-treatment-with-procalcitonin-guided-antibiotics/table-bias.html" office:target-frame-name="_top" xlink:show="replace"><text:span text:style-name="T120"><text:s/>risk</text:span></text:a></text:p>
          </table:table-cell>
          <table:table-cell table:style-name="TableCell121">
            <text:p text:style-name="P122"><text:a xlink:href="http://openmetaanalysis.github.io/Sepsis-and-septic-shock-treatment-with-procalcitonin-guided-antibiotics/table-bias.html" office:target-frame-name="_top" xlink:show="replace"><text:span text:style-name="T123">Low risk</text:span></text:a></text:p>
          </table:table-cell>
          <table:table-cell table:style-name="TableCell124">
            <text:p text:style-name="P125">High risk</text:p>
          </table:table-cell>
        </table:table-row>
        <table:table-row table:style-name="TableRow126">
          <table:table-cell table:style-name="TableCell127">
            <text:p text:style-name="P128"><text:span text:style-name="T129">Hochreiter, 2009</text:span><text:line-break/><text:a xlink:href="http://www.isrctn.com/ISRCTN10288268" office:target-frame-name="_top" xlink:show="replace"><text:span text:style-name="T130">ISRCTN10288268</text:span><text:line-break/></text:a></text:p>
          </table:table-cell>
          <table:table-cell table:style-name="TableCell131">
            <text:p text:style-name="P132"><text:span text:style-name="T133">High<text:s/></text:span><text:a xlink:href="http://openmetaanalysis.github.io/Sepsis-and-septic-shock-treatment-with-procalcitonin-guided-antibiotics/table-bias.html" office:target-frame-name="_top" xlink:show="replace"><text:span text:style-name="T134">risk</text:span></text:a></text:p>
            <text:p text:style-name="P135">110</text:p>
          </table:table-cell>
          <table:table-cell table:style-name="TableCell136">
            <text:p text:style-name="P137"><text:span text:style-name="T138">Unclear</text:span><text:a xlink:href="http://openmetaanalysis.github.io/Sepsis-and-septic-shock-treatment-with-procalcitonin-guided-antibiotics/table-bias.html" office:target-frame-name="_top" xlink:show="replace"><text:span text:style-name="T139"><text:s/>risk</text:span></text:a></text:p>
          </table:table-cell>
          <table:table-cell table:style-name="TableCell140">
            <text:p text:style-name="P141"><text:a xlink:href="http://openmetaanalysis.github.io/Sepsis-and-septic-shock-treatment-with-procalcitonin-guided-antibiotics/table-bias.html" office:target-frame-name="_top" xlink:show="replace"><text:span text:style-name="T142">High risk</text:span></text:a></text:p>
          </table:table-cell>
          <table:table-cell table:style-name="TableCell143">
            <text:p text:style-name="P144"><text:a xlink:href="http://openmetaanalysis.github.io/Sepsis-and-septic-shock-treatment-with-procalcitonin-guided-antibiotics/table-bias.html" office:target-frame-name="_top" xlink:show="replace"><text:span text:style-name="T145">High risk</text:span></text:a></text:p>
          </table:table-cell>
          <table:table-cell table:style-name="TableCell146">
            <text:p text:style-name="P147"><text:span text:style-name="T148">High</text:span><text:a xlink:href="http://openmetaanalysis.github.io/Sepsis-and-septic-shock-treatment-with-procalcitonin-guided-antibiotics/table-bias.html" office:target-frame-name="_top" xlink:show="replace"><text:span text:style-name="T149"><text:s/>risk</text:span></text:a></text:p>
          </table:table-cell>
          <table:table-cell table:style-name="TableCell150">
            <text:p text:style-name="P151"><text:a xlink:href="http://openmetaanalysis.github.io/Sepsis-and-septic-shock-treatment-with-procalcitonin-guided-antibiotics/table-bias.html" office:target-frame-name="_top" xlink:show="replace"><text:span text:style-name="T152">Low risk</text:span></text:a></text:p>
          </table:table-cell>
          <table:table-cell table:style-name="TableCell153">
            <text:p text:style-name="P154"><text:a xlink:href="http://openmetaanalysis.github.io/Sepsis-and-septic-shock-treatment-with-procalcitonin-guided-antibiotics/table-bias.html" office:target-frame-name="_top" xlink:show="replace"><text:span text:style-name="T155">Low risk</text:span></text:a></text:p>
          </table:table-cell>
        </table:table-row>
        <table:table-row table:style-name="TableRow156">
          <table:table-cell table:style-name="TableCell157">
            <text:p text:style-name="P158"><text:span text:style-name="T159">Layios, 2012</text:span><text:line-break/></text:p>
          </table:table-cell>
          <table:table-cell table:style-name="TableCell160">
            <text:p text:style-name="P161"><text:a xlink:href="http://openmetaanalysis.github.io/Sepsis-and-septic-shock-treatment-with-procalcitonin-guided-antibiotics/table-bias.html" office:target-frame-name="_top" xlink:show="replace"><text:span text:style-name="T162">High risk</text:span></text:a></text:p>
            <text:p text:style-name="P163">509</text:p>
          </table:table-cell>
          <table:table-cell table:style-name="TableCell164">
            <text:p text:style-name="P165"><text:a xlink:href="http://openmetaanalysis.github.io/Sepsis-and-septic-shock-treatment-with-procalcitonin-guided-antibiotics/table-bias.html" office:target-frame-name="_top" xlink:show="replace"><text:span text:style-name="T166">Unclear risk</text:span></text:a></text:p>
          </table:table-cell>
          <table:table-cell table:style-name="TableCell167">
            <text:p text:style-name="P168"><text:span text:style-name="T169">Unclear<text:s/></text:span><text:a xlink:href="http://openmetaanalysis.github.io/Sepsis-and-septic-shock-treatment-with-procalcitonin-guided-antibiotics/table-bias.html" office:target-frame-name="_top" xlink:show="replace"><text:span text:style-name="T170">risk</text:span></text:a></text:p>
          </table:table-cell>
          <table:table-cell table:style-name="TableCell171">
            <text:p text:style-name="P172">Unclear risk<text:s/></text:p>
          </table:table-cell>
          <table:table-cell table:style-name="TableCell173">
            <text:p text:style-name="P174"><text:span text:style-name="T175">Unclear</text:span><text:a xlink:href="http://openmetaanalysis.github.io/Sepsis-and-septic-shock-treatment-with-procalcitonin-guided-antibiotics/table-bias.html" office:target-frame-name="_top" xlink:show="replace"><text:span text:style-name="T176"><text:s/>risk</text:span></text:a></text:p>
          </table:table-cell>
          <table:table-cell table:style-name="TableCell177">
            <text:p text:style-name="P178"><text:span text:style-name="T179">Low<text:s/></text:span><text:a xlink:href="http://openmetaanalysis.github.io/Sepsis-and-septic-shock-treatment-with-procalcitonin-guided-antibiotics/table-bias.html" office:target-frame-name="_top" xlink:show="replace"><text:span text:style-name="T180"><text:s/>risk</text:span></text:a></text:p>
          </table:table-cell>
          <table:table-cell table:style-name="TableCell181">
            <text:p text:style-name="P182">High risk</text:p>
          </table:table-cell>
        </table:table-row>
        <text:soft-page-break/>
        <table:table-row table:style-name="TableRow183">
          <table:table-cell table:style-name="TableCell184">
            <text:p text:style-name="P185"><text:span text:style-name="T186">Annane, 2013</text:span><text:line-break/><text:a xlink:href="https://clinicaltrials.gov/ct2/show/study/NCT01025180" office:target-frame-name="_top" xlink:show="replace"><text:span text:style-name="T187">NCT01025180</text:span><text:line-break/></text:a></text:p>
          </table:table-cell>
          <table:table-cell table:style-name="TableCell188">
            <text:p text:style-name="P189">High risk</text:p>
            <text:p text:style-name="P190">62</text:p>
          </table:table-cell>
          <table:table-cell table:style-name="TableCell191">
            <text:p text:style-name="P192">Low risk</text:p>
          </table:table-cell>
          <table:table-cell table:style-name="TableCell193">
            <text:p text:style-name="P194"><text:span text:style-name="T195">Low</text:span><text:a xlink:href="http://openmetaanalysis.github.io/Sepsis-and-septic-shock-treatment-with-procalcitonin-guided-antibiotics/table-bias.html" office:target-frame-name="_top" xlink:show="replace"><text:span text:style-name="T196"><text:s/>risk</text:span></text:a></text:p>
          </table:table-cell>
          <table:table-cell table:style-name="TableCell197">
            <text:p text:style-name="P198"><text:a xlink:href="http://openmetaanalysis.github.io/Sepsis-and-septic-shock-treatment-with-procalcitonin-guided-antibiotics/table-bias.html" office:target-frame-name="_top" xlink:show="replace"><text:span text:style-name="T199">High risk</text:span></text:a></text:p>
          </table:table-cell>
          <table:table-cell table:style-name="TableCell200">
            <text:p text:style-name="P201">High risk</text:p>
          </table:table-cell>
          <table:table-cell table:style-name="TableCell202">
            <text:p text:style-name="P203">Low risk</text:p>
          </table:table-cell>
          <table:table-cell table:style-name="TableCell204">
            <text:p text:style-name="P205"><text:a xlink:href="http://openmetaanalysis.github.io/Sepsis-and-septic-shock-treatment-with-procalcitonin-guided-antibiotics/table-bias.html" office:target-frame-name="_top" xlink:show="replace"><text:span text:style-name="T206">Low risk</text:span></text:a></text:p>
          </table:table-cell>
        </table:table-row>
        <table:table-row table:style-name="TableRow207">
          <table:table-cell table:style-name="TableCell208">
            <text:p text:style-name="P209"><text:span text:style-name="T210">Oliveira, 2013</text:span><text:line-break/><text:a xlink:href="https://clinicaltrials.gov/ct2/show/study/NCT00934011" office:target-frame-name="_top" xlink:show="replace"><text:span text:style-name="T211">NCT00934011</text:span><text:line-break/></text:a></text:p>
          </table:table-cell>
          <table:table-cell table:style-name="TableCell212">
            <text:p text:style-name="P213">High risk</text:p>
            <text:p text:style-name="P214">94</text:p>
          </table:table-cell>
          <table:table-cell table:style-name="TableCell215">
            <text:p text:style-name="P216">Low risk</text:p>
          </table:table-cell>
          <table:table-cell table:style-name="TableCell217">
            <text:p text:style-name="P218"><text:a xlink:href="http://openmetaanalysis.github.io/Sepsis-and-septic-shock-treatment-with-procalcitonin-guided-antibiotics/table-bias.html" office:target-frame-name="_top" xlink:show="replace"><text:span text:style-name="T219">High risk</text:span></text:a></text:p>
          </table:table-cell>
          <table:table-cell table:style-name="TableCell220">
            <text:p text:style-name="P221"><text:a xlink:href="http://openmetaanalysis.github.io/Sepsis-and-septic-shock-treatment-with-procalcitonin-guided-antibiotics/table-bias.html" office:target-frame-name="_top" xlink:show="replace"><text:span text:style-name="T222">High risk</text:span></text:a></text:p>
          </table:table-cell>
          <table:table-cell table:style-name="TableCell223">
            <text:p text:style-name="P224">Low risk</text:p>
          </table:table-cell>
          <table:table-cell table:style-name="TableCell225">
            <text:p text:style-name="P226">Low risk</text:p>
          </table:table-cell>
          <table:table-cell table:style-name="TableCell227">
            <text:p text:style-name="P228"><text:a xlink:href="http://openmetaanalysis.github.io/Sepsis-and-septic-shock-treatment-with-procalcitonin-guided-antibiotics/table-bias.html" office:target-frame-name="_top" xlink:show="replace"><text:span text:style-name="T229">Low risk</text:span></text:a></text:p>
          </table:table-cell>
        </table:table-row>
        <table:table-row table:style-name="TableRow230">
          <table:table-cell table:style-name="TableCell231">
            <text:p text:style-name="P232"><text:span text:style-name="T233">Deliberato, 2013</text:span><text:line-break/><text:a xlink:href="https://clinicaltrials.gov/ct2/show/study/NCT01494675" office:target-frame-name="_top" xlink:show="replace"><text:span text:style-name="T234">NCT01494675</text:span><text:line-break/></text:a></text:p>
          </table:table-cell>
          <table:table-cell table:style-name="TableCell235">
            <text:p text:style-name="P236">High risk</text:p>
            <text:p text:style-name="P237">81</text:p>
          </table:table-cell>
          <table:table-cell table:style-name="TableCell238">
            <text:p text:style-name="P239"><text:span text:style-name="T240">Low</text:span><text:a xlink:href="http://openmetaanalysis.github.io/Sepsis-and-septic-shock-treatment-with-procalcitonin-guided-antibiotics/table-bias.html" office:target-frame-name="_top" xlink:show="replace"><text:span text:style-name="T241"><text:s/>risk</text:span></text:a></text:p>
          </table:table-cell>
          <table:table-cell table:style-name="TableCell242">
            <text:p text:style-name="P243"><text:a xlink:href="http://openmetaanalysis.github.io/Sepsis-and-septic-shock-treatment-with-procalcitonin-guided-antibiotics/table-bias.html" office:target-frame-name="_top" xlink:show="replace"><text:span text:style-name="T244">High risk</text:span></text:a></text:p>
          </table:table-cell>
          <table:table-cell table:style-name="TableCell245">
            <text:p text:style-name="P246">High risk</text:p>
          </table:table-cell>
          <table:table-cell table:style-name="TableCell247">
            <text:p text:style-name="P248"><text:a xlink:href="http://openmetaanalysis.github.io/Sepsis-and-septic-shock-treatment-with-procalcitonin-guided-antibiotics/table-bias.html" office:target-frame-name="_top" xlink:show="replace"><text:span text:style-name="T249">High risk</text:span></text:a></text:p>
          </table:table-cell>
          <table:table-cell table:style-name="TableCell250">
            <text:p text:style-name="P251">High risk</text:p>
          </table:table-cell>
          <table:table-cell table:style-name="TableCell252">
            <text:p text:style-name="P253"><text:a xlink:href="http://openmetaanalysis.github.io/Sepsis-and-septic-shock-treatment-with-procalcitonin-guided-antibiotics/table-bias.html" office:target-frame-name="_top" xlink:show="replace"><text:span text:style-name="T254">Low risk</text:span></text:a></text:p>
          </table:table-cell>
        </table:table-row>
        <table:table-row table:style-name="TableRow255">
          <table:table-cell table:style-name="TableCell256">
            <text:p text:style-name="P257"><text:span text:style-name="T258">Liu, 2013</text:span><text:line-break/></text:p>
          </table:table-cell>
          <table:table-cell table:style-name="TableCell259">
            <text:p text:style-name="P260"><text:span text:style-name="T261">High</text:span><text:a xlink:href="http://openmetaanalysis.github.io/Sepsis-and-septic-shock-treatment-with-procalcitonin-guided-antibiotics/table-bias.html" office:target-frame-name="_top" xlink:show="replace"><text:span text:style-name="T262"><text:s/>risk</text:span></text:a></text:p>
            <text:p text:style-name="P263">82</text:p>
          </table:table-cell>
          <table:table-cell table:style-name="TableCell264">
            <text:p text:style-name="P265"><text:a xlink:href="http://openmetaanalysis.github.io/Sepsis-and-septic-shock-treatment-with-procalcitonin-guided-antibiotics/table-bias.html" office:target-frame-name="_top" xlink:show="replace"><text:span text:style-name="T266">Unclear risk</text:span></text:a></text:p>
          </table:table-cell>
          <table:table-cell table:style-name="TableCell267">
            <text:p text:style-name="P268"><text:a xlink:href="http://openmetaanalysis.github.io/Sepsis-and-septic-shock-treatment-with-procalcitonin-guided-antibiotics/table-bias.html" office:target-frame-name="_top" xlink:show="replace"><text:span text:style-name="T269">Unclear risk</text:span></text:a></text:p>
          </table:table-cell>
          <table:table-cell table:style-name="TableCell270">
            <text:p text:style-name="P271"><text:a xlink:href="http://openmetaanalysis.github.io/Sepsis-and-septic-shock-treatment-with-procalcitonin-guided-antibiotics/table-bias.html" office:target-frame-name="_top" xlink:show="replace"><text:span text:style-name="T272">Unclear risk</text:span></text:a></text:p>
          </table:table-cell>
          <table:table-cell table:style-name="TableCell273">
            <text:p text:style-name="P274"><text:a xlink:href="http://openmetaanalysis.github.io/Sepsis-and-septic-shock-treatment-with-procalcitonin-guided-antibiotics/table-bias.html" office:target-frame-name="_top" xlink:show="replace"><text:span text:style-name="T275"><text:s/>Unclear risk</text:span></text:a></text:p>
          </table:table-cell>
          <table:table-cell table:style-name="TableCell276">
            <text:p text:style-name="P277"><text:a xlink:href="http://openmetaanalysis.github.io/Sepsis-and-septic-shock-treatment-with-procalcitonin-guided-antibiotics/table-bias.html" office:target-frame-name="_top" xlink:show="replace"><text:span text:style-name="T278">High risk</text:span></text:a></text:p>
          </table:table-cell>
          <table:table-cell table:style-name="TableCell279">
            <text:p text:style-name="P280">High risk</text:p>
          </table:table-cell>
        </table:table-row>
        <table:table-row table:style-name="TableRow281">
          <table:table-cell table:style-name="TableCell282">
            <text:p text:style-name="P283"><text:span text:style-name="T284">Dharaniyadewi, 2013</text:span><text:line-break/></text:p>
          </table:table-cell>
          <table:table-cell table:style-name="TableCell285">
            <text:p text:style-name="P286"><text:span text:style-name="T287">High</text:span><text:a xlink:href="http://openmetaanalysis.github.io/Sepsis-and-septic-shock-treatment-with-procalcitonin-guided-antibiotics/table-bias.html" office:target-frame-name="_top" xlink:show="replace"><text:span text:style-name="T288"><text:s/>risk</text:span></text:a></text:p>
            <text:p text:style-name="P289">197</text:p>
          </table:table-cell>
          <table:table-cell table:style-name="TableCell290">
            <text:p text:style-name="P291"><text:a xlink:href="http://openmetaanalysis.github.io/Sepsis-and-septic-shock-treatment-with-procalcitonin-guided-antibiotics/table-bias.html" office:target-frame-name="_top" xlink:show="replace"><text:span text:style-name="T292">Unclear risk</text:span></text:a></text:p>
          </table:table-cell>
          <table:table-cell table:style-name="TableCell293">
            <text:p text:style-name="P294"><text:a xlink:href="http://openmetaanalysis.github.io/Sepsis-and-septic-shock-treatment-with-procalcitonin-guided-antibiotics/table-bias.html" office:target-frame-name="_top" xlink:show="replace"><text:span text:style-name="T295">Unclear risk</text:span></text:a></text:p>
          </table:table-cell>
          <table:table-cell table:style-name="TableCell296">
            <text:p text:style-name="P297"><text:a xlink:href="http://openmetaanalysis.github.io/Sepsis-and-septic-shock-treatment-with-procalcitonin-guided-antibiotics/table-bias.html" office:target-frame-name="_top" xlink:show="replace"><text:span text:style-name="T298">Unclear risk</text:span></text:a></text:p>
          </table:table-cell>
          <table:table-cell table:style-name="TableCell299">
            <text:p text:style-name="P300"><text:span text:style-name="T301">Unclear</text:span><text:a xlink:href="http://openmetaanalysis.github.io/Sepsis-and-septic-shock-treatment-with-procalcitonin-guided-antibiotics/table-bias.html" office:target-frame-name="_top" xlink:show="replace"><text:span text:style-name="T302"><text:s/>risk</text:span></text:a></text:p>
          </table:table-cell>
          <table:table-cell table:style-name="TableCell303">
            <text:p text:style-name="P304"><text:a xlink:href="http://openmetaanalysis.github.io/Sepsis-and-septic-shock-treatment-with-procalcitonin-guided-antibiotics/table-bias.html" office:target-frame-name="_top" xlink:show="replace"><text:span text:style-name="T305">High risk</text:span></text:a></text:p>
          </table:table-cell>
          <table:table-cell table:style-name="TableCell306">
            <text:p text:style-name="P307">High risk</text:p>
          </table:table-cell>
        </table:table-row>
        <table:table-row table:style-name="TableRow308">
          <table:table-cell table:style-name="TableCell309">
            <text:p text:style-name="P310"><text:span text:style-name="T311">ProGUARD, 2014</text:span><text:line-break/><text:a xlink:href="http://www.anzctr.org.au/TrialSearch.aspx?searchTxt=ACTRN12610000809033" office:target-frame-name="_top" xlink:show="replace"><text:span text:style-name="T312">ACTRN12610000809033</text:span><text:line-break/></text:a></text:p>
          </table:table-cell>
          <table:table-cell table:style-name="TableCell313">
            <text:p text:style-name="P314">High risk</text:p>
            <text:p text:style-name="P315">394</text:p>
          </table:table-cell>
          <table:table-cell table:style-name="TableCell316">
            <text:p text:style-name="P317"><text:span text:style-name="T318">Lower</text:span><text:a xlink:href="http://openmetaanalysis.github.io/Sepsis-and-septic-shock-treatment-with-procalcitonin-guided-antibiotics/table-bias.html" office:target-frame-name="_top" xlink:show="replace"><text:span text:style-name="T319"><text:s/>risk</text:span></text:a></text:p>
          </table:table-cell>
          <table:table-cell table:style-name="TableCell320">
            <text:p text:style-name="P321"><text:span text:style-name="T322">Unclear</text:span><text:a xlink:href="http://openmetaanalysis.github.io/Sepsis-and-septic-shock-treatment-with-procalcitonin-guided-antibiotics/table-bias.html" office:target-frame-name="_top" xlink:show="replace"><text:span text:style-name="T323"><text:s/>risk</text:span></text:a></text:p>
          </table:table-cell>
          <table:table-cell table:style-name="TableCell324">
            <text:p text:style-name="P325">High risk</text:p>
          </table:table-cell>
          <table:table-cell table:style-name="TableCell326">
            <text:p text:style-name="P327">Low risk</text:p>
          </table:table-cell>
          <table:table-cell table:style-name="TableCell328">
            <text:p text:style-name="P329"><text:a xlink:href="http://openmetaanalysis.github.io/Sepsis-and-septic-shock-treatment-with-procalcitonin-guided-antibiotics/table-bias.html" office:target-frame-name="_top" xlink:show="replace"><text:span text:style-name="T330">Low risk</text:span></text:a></text:p>
          </table:table-cell>
          <table:table-cell table:style-name="TableCell331">
            <text:p text:style-name="P332"><text:a xlink:href="http://openmetaanalysis.github.io/Sepsis-and-septic-shock-treatment-with-procalcitonin-guided-antibiotics/table-bias.html" office:target-frame-name="_top" xlink:show="replace"><text:span text:style-name="T333">Low risk</text:span></text:a></text:p>
          </table:table-cell>
        </table:table-row>
        <table:table-row table:style-name="TableRow334">
          <table:table-cell table:style-name="TableCell335">
            <text:p text:style-name="P336"><text:span text:style-name="T337">De Jong, 2016</text:span><text:line-break/><text:a xlink:href="https://clinicaltrials.gov/ct2/show/study/NCT01139489" office:target-frame-name="_top" xlink:show="replace"><text:span text:style-name="T338">NCT01139489</text:span><text:line-break/></text:a></text:p>
          </table:table-cell>
          <table:table-cell table:style-name="TableCell339">
            <text:p text:style-name="P340"><text:span text:style-name="T341">High</text:span><text:a xlink:href="http://openmetaanalysis.github.io/Sepsis-and-septic-shock-treatment-with-procalcitonin-guided-antibiotics/table-bias.html" office:target-frame-name="_top" xlink:show="replace"><text:span text:style-name="T342"><text:s/>risk</text:span></text:a></text:p>
            <text:p text:style-name="P343">1575</text:p>
          </table:table-cell>
          <table:table-cell table:style-name="TableCell344">
            <text:p text:style-name="P345"><text:span text:style-name="T346">Low<text:s/></text:span><text:a xlink:href="http://openmetaanalysis.github.io/Sepsis-and-septic-shock-treatment-with-procalcitonin-guided-antibiotics/table-bias.html" office:target-frame-name="_top" xlink:show="replace"><text:span text:style-name="T347"><text:s/>risk</text:span></text:a></text:p>
          </table:table-cell>
          <table:table-cell table:style-name="TableCell348">
            <text:p text:style-name="P349"><text:a xlink:href="http://openmetaanalysis.github.io/Sepsis-and-septic-shock-treatment-with-procalcitonin-guided-antibiotics/table-bias.html" office:target-frame-name="_top" xlink:show="replace"><text:span text:style-name="T350">High risk</text:span></text:a></text:p>
          </table:table-cell>
          <table:table-cell table:style-name="TableCell351">
            <text:p text:style-name="P352"><text:span text:style-name="T353">High<text:s/></text:span><text:a xlink:href="http://openmetaanalysis.github.io/Sepsis-and-septic-shock-treatment-with-procalcitonin-guided-antibiotics/table-bias.html" office:target-frame-name="_top" xlink:show="replace"><text:span text:style-name="T354"><text:s/>risk</text:span></text:a></text:p>
          </table:table-cell>
          <table:table-cell table:style-name="TableCell355">
            <text:p text:style-name="P356"><text:span text:style-name="T357">Unclear</text:span><text:a xlink:href="http://openmetaanalysis.github.io/Sepsis-and-septic-shock-treatment-with-procalcitonin-guided-antibiotics/table-bias.html" office:target-frame-name="_top" xlink:show="replace"><text:span text:style-name="T358"><text:s/>risk</text:span></text:a></text:p>
          </table:table-cell>
          <table:table-cell table:style-name="TableCell359">
            <text:p text:style-name="P360"><text:a xlink:href="http://openmetaanalysis.github.io/Sepsis-and-septic-shock-treatment-with-procalcitonin-guided-antibiotics/table-bias.html" office:target-frame-name="_top" xlink:show="replace"><text:span text:style-name="T361">Low risk</text:span></text:a></text:p>
          </table:table-cell>
          <table:table-cell table:style-name="TableCell362">
            <text:p text:style-name="P363"><text:a xlink:href="http://openmetaanalysis.github.io/Sepsis-and-septic-shock-treatment-with-procalcitonin-guided-antibiotics/table-bias.html" office:target-frame-name="_top" xlink:show="replace"><text:span text:style-name="T364">Low risk</text:span></text:a></text:p>
          </table:table-cell>
        </table:table-row>
        <table:table-row table:style-name="TableRow365">
          <table:table-cell table:style-name="TableCell366">
            <text:p text:style-name="P367"><text:span text:style-name="T368">Bloos, 2016</text:span><text:line-break/><text:a xlink:href="https://clinicaltrials.gov/ct2/show/study/NCT00832039" office:target-frame-name="_top" xlink:show="replace"><text:span text:style-name="T369">NCT00832039</text:span><text:line-break/></text:a></text:p>
          </table:table-cell>
          <table:table-cell table:style-name="TableCell370">
            <text:p text:style-name="P371"><text:span text:style-name="T372">High</text:span><text:a xlink:href="http://openmetaanalysis.github.io/Sepsis-and-septic-shock-treatment-with-procalcitonin-guided-antibiotics/table-bias.html" office:target-frame-name="_top" xlink:show="replace"><text:span text:style-name="T373"><text:s/>risk</text:span></text:a></text:p>
            <text:p text:style-name="P374">1089</text:p>
          </table:table-cell>
          <table:table-cell table:style-name="TableCell375">
            <text:p text:style-name="P376"><text:a xlink:href="http://openmetaanalysis.github.io/Sepsis-and-septic-shock-treatment-with-procalcitonin-guided-antibiotics/table-bias.html" office:target-frame-name="_top" xlink:show="replace"><text:span text:style-name="T377">Low risk</text:span></text:a></text:p>
          </table:table-cell>
          <table:table-cell table:style-name="TableCell378">
            <text:p text:style-name="P379"><text:span text:style-name="T380">Low<text:s/></text:span><text:a xlink:href="http://openmetaanalysis.github.io/Sepsis-and-septic-shock-treatment-with-procalcitonin-guided-antibiotics/table-bias.html" office:target-frame-name="_top" xlink:show="replace"><text:span text:style-name="T381"><text:s/>risk</text:span></text:a></text:p>
          </table:table-cell>
          <table:table-cell table:style-name="TableCell382">
            <text:p text:style-name="P383"><text:span text:style-name="T384">High</text:span><text:a xlink:href="http://openmetaanalysis.github.io/Sepsis-and-septic-shock-treatment-with-procalcitonin-guided-antibiotics/table-bias.html" office:target-frame-name="_top" xlink:show="replace"><text:span text:style-name="T385"><text:s/>risk</text:span></text:a></text:p>
          </table:table-cell>
          <table:table-cell table:style-name="TableCell386">
            <text:p text:style-name="P387"><text:span text:style-name="T388">Unclear</text:span><text:a xlink:href="http://openmetaanalysis.github.io/Sepsis-and-septic-shock-treatment-with-procalcitonin-guided-antibiotics/table-bias.html" office:target-frame-name="_top" xlink:show="replace"><text:span text:style-name="T389"><text:s/>risk</text:span></text:a></text:p>
          </table:table-cell>
          <table:table-cell table:style-name="TableCell390">
            <text:p text:style-name="P391"><text:a xlink:href="http://openmetaanalysis.github.io/Sepsis-and-septic-shock-treatment-with-procalcitonin-guided-antibiotics/table-bias.html" office:target-frame-name="_top" xlink:show="replace"><text:span text:style-name="T392">Low risk</text:span></text:a></text:p>
          </table:table-cell>
          <table:table-cell table:style-name="TableCell393">
            <text:p text:style-name="P394"><text:a xlink:href="http://openmetaanalysis.github.io/Sepsis-and-septic-shock-treatment-with-procalcitonin-guided-antibiotics/table-bias.html" office:target-frame-name="_top" xlink:show="replace"><text:span text:style-name="T395">Low risk</text:span></text:a></text:p>
          </table:table-cell>
        </table:table-row>
        <text:soft-page-break/>
        <table:table-row table:style-name="TableRow396">
          <table:table-cell table:style-name="TableCell397">
            <text:p text:style-name="P398">Summary across all trials</text:p>
          </table:table-cell>
          <table:table-cell table:style-name="TableCell399">
            <text:p text:style-name="P400">Subjects in low risk trials: 0%</text:p>
            <text:p text:style-name="P401">Subjects in trials of unclear risk: 0%</text:p>
            <text:p text:style-name="P402">Subjects in high risk trials: 100%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</table:table>
      <text:p text:style-name="P415">Notes:</text:p>
      <text:p text:style-name="Normal"><text:span text:style-name="T416">* Assessment of individual studies based on the Cochrane Handbook, Table 8.5.d. Available at<text:s/></text:span><text:a xlink:href="http://handbook-5-1.cochrane.org/chapter_8/table_8_5_d_criteria_for_judging_risk_of_bias_in_the_risk_of.htm" office:target-frame-name="_top" xlink:show="replace"><text:span text:style-name="T417">http://handbook-5-1.cochrane.org/chapter_8/table_8_5_d_criteria_for_judging_risk_of_bias_in_the_risk_of.htm</text:span></text:a><text:span text:style-name="T418"><text:s/>.</text:span></text:p>
      <text:p text:style-name="Normal"><text:span text:style-name="T419">† Summary determination across studies based on Cochrane Handbook, Table 8.7. Available at<text:s/></text:span><text:a xlink:href="http://handbook-5-1.cochrane.org/chapter_8/table_8_7_a_possible_approach_for_summary_assessments_of_the.htm" office:target-frame-name="_top" xlink:show="replace"><text:span text:style-name="T420">http://handbook-5-1.cochrane.org/chapter_8/table_8_7_a_possible_approach_for_summary_assessments_of_the.htm</text:span></text:a><text:span text:style-name="T421"><text:s/>.</text:span></text:p>
      <text:p text:style-name="Normal"><text:span text:style-name="T422">‡ Lack of a Consort diagram, by itself, is considered unclear risk of incomplete outcome and attrition bias.</text:span></text:p>
      <text:p text:style-name="Normal"><text:span text:style-name="T423">§ Lack of trial registration, by itself, is considered high risk of selective reporting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st" style:display-name="st" style:family="text" style:parent-style-name="DefaultParagraphFont"/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ssouna, Habiba</meta:initial-creator>
    <dc:creator>Robert Badgett</dc:creator>
    <meta:creation-date>2017-08-22T21:08:00Z</meta:creation-date>
    <dc:date>2017-08-22T21:08:00Z</dc:date>
    <meta:template xlink:href="Normal.dotm" xlink:type="simple"/>
    <meta:editing-cycles>2</meta:editing-cycles>
    <meta:editing-duration>PT0S</meta:editing-duration>
    <meta:document-statistic meta:page-count="3" meta:paragraph-count="23" meta:word-count="1724" meta:character-count="11531" meta:row-count="81" meta:non-whitespace-character-count="9830"/>
  </office:meta>
</office:document-meta>
</file>